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910a" officeooo:paragraph-rsid="0012910a"/>
    </style:style>
    <style:style style:name="P2" style:family="paragraph" style:parent-style-name="Standard">
      <style:text-properties officeooo:rsid="0014bc7a" officeooo:paragraph-rsid="0014bc7a"/>
    </style:style>
    <style:style style:name="T1" style:family="text">
      <style:text-properties officeooo:rsid="0014bc7a"/>
    </style:style>
    <style:style style:name="T2" style:family="text">
      <style:text-properties officeooo:rsid="0014bd24"/>
    </style:style>
    <style:style style:name="T3" style:family="text">
      <style:text-properties officeooo:rsid="001643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J C J C | <text:s/>LZPD-LDYFDZIIPQF <text:s/>| <text:s/>ZEWPBYD <text:s/>ICCUPQFB <text:s/>| <text:s/>ICBBZFC PQBUDJKUYD YD ICQUYD</text:p>
      <text:p text:style-name="P1"/>
      <text:p text:style-name="P1">Q<text:span text:style-name="T1">u</text:span>e<text:span text:style-name="T1">u</text:span>e | p<text:span text:style-name="T2">air-</text:span>p<text:span text:style-name="T2">r</text:span>o<text:span text:style-name="T2">gra</text:span>mm<text:span text:style-name="T2">ing</text:span> | <text:span text:style-name="T2">a</text:span><text:span text:style-name="T3">dvis</text:span>o<text:span text:style-name="T2">r</text:span> <text:s/><text:span text:style-name="T2">m</text:span>ee<text:span text:style-name="T3">t</text:span><text:span text:style-name="T2">i</text:span>n<text:span text:style-name="T2">g</text:span><text:span text:style-name="T3">s</text:span> | me<text:span text:style-name="T3">ssage</text:span> <text:s/><text:span text:style-name="T3">i</text:span>n<text:span text:style-name="T3">str</text:span><text:span text:style-name="T2">u</text:span><text:span text:style-name="T3">ct</text:span>o<text:span text:style-name="T3">r</text:span> <text:s/>o<text:span text:style-name="T2">r</text:span> <text:s/>me<text:span text:style-name="T3">nt</text:span>o<text:span text:style-name="T3">r</text:span></text:p>
      <text:p text:style-name="P1"/>
      <text:p text:style-name="P2">a= q</text:p>
      <text:p text:style-name="P2">b= <text:span text:style-name="T3">s</text:span></text:p>
      <text:p text:style-name="P2">c= e</text:p>
      <text:p text:style-name="P2">d= <text:span text:style-name="T2">r</text:span></text:p>
      <text:p text:style-name="P2">e= <text:span text:style-name="T3">d</text:span></text:p>
      <text:p text:style-name="P2">f= <text:span text:style-name="T2">g</text:span></text:p>
      <text:p text:style-name="P2">i= m</text:p>
      <text:p text:style-name="P2">j= u</text:p>
      <text:p text:style-name="P2">k= <text:span text:style-name="T3">c</text:span></text:p>
      <text:p text:style-name="P2">l= p</text:p>
      <text:p text:style-name="P2">p= <text:span text:style-name="T2">i</text:span></text:p>
      <text:p text:style-name="P2">q= n</text:p>
      <text:p text:style-name="P2">u= <text:span text:style-name="T3">t</text:span></text:p>
      <text:p text:style-name="P2">w=<text:span text:style-name="T3">v</text:span></text:p>
      <text:p text:style-name="P2">y= o</text:p>
      <text:p text:style-name="P2">z= <text:span text:style-name="T2">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9T14:28:07.822000000</meta:creation-date>
    <dc:date>2021-07-19T15:29:37.172000000</dc:date>
    <meta:editing-duration>PT10M8S</meta:editing-duration>
    <meta:editing-cycles>1</meta:editing-cycles>
    <meta:document-statistic meta:table-count="0" meta:image-count="0" meta:object-count="0" meta:page-count="1" meta:paragraph-count="18" meta:word-count="57" meta:character-count="225" meta:non-whitespace-character-count="176"/>
    <meta:generator>LibreOffice/7.1.0.3$Windows_X86_64 LibreOffice_project/f6099ecf3d29644b5008cc8f48f42f4a40986e4c</meta:generator>
  </office:meta>
</office:document-meta>
</file>